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4.001cm"/>
    </style:style>
    <style:style style:name="co13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transparent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5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11" table:default-cell-style-name="ce1"/>
        <table:table-column table:style-name="co12" table:default-cell-style-name="ce51"/>
        <table:table-column table:style-name="co3" table:number-columns-repeated="42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2"/>
        </table:table-row>
        <table:table-row table:style-name="ro2">
          <table:table-cell/>
          <table:table-cell table:style-name="ce10" table:content-validation-name="val1" office:value-type="string" calcext:value-type="string">
            <text:p>FT</text:p>
          </table:table-cell>
          <table:table-cell table:style-name="ce47" table:formula="of:=VLOOKUP([.B3];['Meta Data'.A5:.B7]; 2;0)" office:value-type="float" office:value="4" calcext:value-type="float">
            <text:p>4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 table:style-name="ce3" table:number-columns-repeated="4"/>
          <table:table-cell table:style-name="ce50" table:formula="of:=VLOOKUP(&quot;NYSE:IBM&quot;;Identifiers; [.$C$3];0)" office:value-type="string" office:string-value="IBM:NYQ" calcext:value-type="string">
            <text:p>IBM:NYQ</text:p>
          </table:table-cell>
          <table:table-cell table:style-name="ce3"/>
          <table:table-cell table:style-name="ce50" table:formula="of:=VLOOKUP(&quot;NASDAQ:INTC&quot;;Identifiers; [.$C$3];0)" office:value-type="string" office:string-value="INTC:NSQ" calcext:value-type="string">
            <text:p>INTC:NSQ</text:p>
          </table:table-cell>
          <table:table-cell table:style-name="ce3"/>
          <table:table-cell table:style-name="ce50" table:formula="of:=VLOOKUP(&quot;LON:VOD&quot;;Identifiers; [.$C$3];0)" office:value-type="string" office:string-value="VOD:LSE" calcext:value-type="string">
            <text:p>VOD:LSE</text:p>
          </table:table-cell>
          <table:table-cell table:style-name="ce3"/>
          <table:table-cell table:style-name="ce50" table:formula="of:=VLOOKUP(&quot;ETR:SAP&quot;;Identifiers; [.$C$3];0)" office:value-type="string" office:string-value="SAPX:GER" calcext:value-type="string">
            <text:p>SAPX:GER</text:p>
          </table:table-cell>
          <table:table-cell table:style-name="ce3"/>
          <table:table-cell table:style-name="ce50" table:formula="of:=VLOOKUP(&quot;TYO:6503&quot;;Identifiers; [.$C$3];0)" office:value-type="string" office:string-value="6503:TYO" calcext:value-type="string">
            <text:p>6503:TYO</text:p>
          </table:table-cell>
          <table:table-cell table:style-name="ce3"/>
          <table:table-cell table:style-name="ce50" table:formula="of:=VLOOKUP(&quot;MUTF:VFIAX&quot;;Identifiers; [.$C$3];0)" office:value-type="string" office:string-value="VFIAX" calcext:value-type="string">
            <text:p>VFIAX</text:p>
          </table:table-cell>
          <table:table-cell table:style-name="ce3"/>
          <table:table-cell table:style-name="ce50" table:formula="of:=VLOOKUP(&quot;LON:VERX&quot;;Identifiers; [.$C$3];0)" office:value-type="string" office:string-value="VERX:LSE:GBP" calcext:value-type="string">
            <text:p>VERX:LSE:GBP</text:p>
          </table:table-cell>
          <table:table-cell table:style-name="ce3"/>
          <table:table-cell table:style-name="ce50" table:formula="of:=VLOOKUP(&quot;FRA:C060&quot;;Identifiers; [.$C$3];0)" office:value-type="string" office:string-value="C060:GER:EUR" calcext:value-type="string">
            <text:p>C060:GER:EUR</text:p>
          </table:table-cell>
          <table:table-cell table:style-name="ce3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4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C8];[.$B$3]))" office:value-type="float" office:value="121.35" calcext:value-type="float">
            <text:p>121.35</text:p>
          </table:table-cell>
          <table:table-cell table:style-name="ce7"/>
          <table:table-cell table:style-name="ce49" table:formula="of:=IF([.G$5]=0;&quot;&quot;;COM.FINANCIALS.GETINFO.PYTHON.FINANCIALSIMPL.GETREALTIME([.G$5];[.$C8];[.$B$3]))" office:value-type="float" office:value="59.04" calcext:value-type="float">
            <text:p>59.04</text:p>
          </table:table-cell>
          <table:table-cell table:style-name="ce7"/>
          <table:table-cell table:style-name="ce49" table:formula="of:=IF([.I$5]=0;&quot;&quot;;COM.FINANCIALS.GETINFO.PYTHON.FINANCIALSIMPL.GETREALTIME([.I$5];[.$C8];[.$B$3]))" office:value-type="float" office:value="107.72" calcext:value-type="float">
            <text:p>107.72</text:p>
          </table:table-cell>
          <table:table-cell table:style-name="ce7"/>
          <table:table-cell table:style-name="ce1" table:formula="of:=IF([.K$5]=0;&quot;&quot;;COM.FINANCIALS.GETINFO.PYTHON.FINANCIALSIMPL.GETREALTIME([.K$5];[.$C8];[.$B$3]))" office:value-type="float" office:value="108.12" calcext:value-type="float">
            <text:p>108.12</text:p>
          </table:table-cell>
          <table:table-cell table:style-name="ce7"/>
          <table:table-cell table:style-name="ce49" table:formula="of:=IF([.M$5]=0;&quot;&quot;;COM.FINANCIALS.GETINFO.PYTHON.FINANCIALSIMPL.GETREALTIME([.M$5];[.$C8];[.$B$3]))" office:value-type="float" office:value="1273" calcext:value-type="float">
            <text:p>1273</text:p>
          </table:table-cell>
          <table:table-cell table:style-name="ce7"/>
          <table:table-cell table:style-name="ce49" table:formula="of:=IF([.O$5]=0;&quot;&quot;;COM.FINANCIALS.GETINFO.PYTHON.FINANCIALSIMPL.GETREALTIME([.O$5];[.$C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C9];[.$B$3]))" office:value-type="float" office:value="122.41" calcext:value-type="float">
            <text:p>122.41</text:p>
          </table:table-cell>
          <table:table-cell table:style-name="ce7"/>
          <table:table-cell table:style-name="ce49" table:formula="of:=IF([.G$5]=0;&quot;&quot;;COM.FINANCIALS.GETINFO.PYTHON.FINANCIALSIMPL.GETREALTIME([.G$5];[.$C9];[.$B$3]))" office:value-type="float" office:value="56.2" calcext:value-type="float">
            <text:p>56.2</text:p>
          </table:table-cell>
          <table:table-cell table:style-name="ce7"/>
          <table:table-cell table:style-name="ce49" table:formula="of:=IF([.I$5]=0;&quot;&quot;;COM.FINANCIALS.GETINFO.PYTHON.FINANCIALSIMPL.GETREALTIME([.I$5];[.$C9];[.$B$3]))" office:value-type="float" office:value="106.68" calcext:value-type="float">
            <text:p>106.68</text:p>
          </table:table-cell>
          <table:table-cell table:style-name="ce7"/>
          <table:table-cell table:style-name="ce49" table:formula="of:=IF([.K$5]=0;&quot;&quot;;COM.FINANCIALS.GETINFO.PYTHON.FINANCIALSIMPL.GETREALTIME([.K$5];[.$C9];[.$B$3]))" office:value-type="float" office:value="106.22" calcext:value-type="float">
            <text:p>106.22</text:p>
          </table:table-cell>
          <table:table-cell table:style-name="ce7"/>
          <table:table-cell table:style-name="ce49" table:formula="of:=IF([.M$5]=0;&quot;&quot;;COM.FINANCIALS.GETINFO.PYTHON.FINANCIALSIMPL.GETREALTIME([.M$5];[.$C9];[.$B$3]))" office:value-type="float" office:value="1260" calcext:value-type="float">
            <text:p>1260</text:p>
          </table:table-cell>
          <table:table-cell table:style-name="ce7"/>
          <table:table-cell table:style-name="ce49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C10];[.$B$3]))" office:value-type="float" office:value="3.37" calcext:value-type="float">
            <text:p>3.37</text:p>
          </table:table-cell>
          <table:table-cell table:style-name="ce7"/>
          <table:table-cell table:style-name="ce49" table:formula="of:=IF([.G$5]=0;&quot;&quot;;COM.FINANCIALS.GETINFO.PYTHON.FINANCIALSIMPL.GETREALTIME([.G$5];[.$C10];[.$B$3]))" office:value-type="float" office:value="0.22" calcext:value-type="float">
            <text:p>0.22</text:p>
          </table:table-cell>
          <table:table-cell table:style-name="ce7"/>
          <table:table-cell table:style-name="ce49" table:formula="of:=IF([.I$5]=0;&quot;&quot;;COM.FINANCIALS.GETINFO.PYTHON.FINANCIALSIMPL.GETREALTIME([.I$5];[.$C10];[.$B$3]))" office:value-type="float" office:value="1.6" calcext:value-type="float">
            <text:p>1.6</text:p>
          </table:table-cell>
          <table:table-cell table:style-name="ce7"/>
          <table:table-cell table:style-name="ce49" table:formula="of:=IF([.K$5]=0;&quot;&quot;;COM.FINANCIALS.GETINFO.PYTHON.FINANCIALSIMPL.GETREALTIME([.K$5];[.$C10];[.$B$3]))" office:value-type="float" office:value="-1.44" calcext:value-type="float">
            <text:p>-1.44</text:p>
          </table:table-cell>
          <table:table-cell table:style-name="ce7"/>
          <table:table-cell table:style-name="ce49" table:formula="of:=IF([.M$5]=0;&quot;&quot;;COM.FINANCIALS.GETINFO.PYTHON.FINANCIALSIMPL.GETREALTIME([.M$5];[.$C10];[.$B$3]))" office:value-type="float" office:value="6.5" calcext:value-type="float">
            <text:p>6.5</text:p>
          </table:table-cell>
          <table:table-cell table:style-name="ce7"/>
          <table:table-cell table:style-name="ce49" table:formula="of:=IF([.O$5]=0;&quot;&quot;;COM.FINANCIALS.GETINFO.PYTHON.FINANCIALSIMPL.GETREALTIME([.O$5];[.$C10];[.$B$3]))" office:value-type="float" office:value="3.61" calcext:value-type="float">
            <text:p>3.61</text:p>
          </table:table-cell>
          <table:table-cell table:style-name="ce7"/>
          <table:table-cell table:style-name="ce49" table:formula="of:=IF([.Q$5]=0;&quot;&quot;;COM.FINANCIALS.GETINFO.PYTHON.FINANCIALSIMPL.GETREALTIME([.Q$5];[.$C10];[.$B$3]))" office:value-type="float" office:value="-0.217" calcext:value-type="float">
            <text:p>-0.217</text:p>
          </table:table-cell>
          <table:table-cell table:style-name="ce7"/>
          <table:table-cell table:style-name="ce49" table:formula="of:=IF([.S$5]=0;&quot;&quot;;COM.FINANCIALS.GETINFO.PYTHON.FINANCIALSIMPL.GETREALTIME([.S$5];[.$C10];[.$B$3]))" office:value-type="float" office:value="-0.7" calcext:value-type="float">
            <text:p>-0.7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G$5]=0;&quot;&quot;;COM.FINANCIALS.GETINFO.PYTHON.FINANCIALSIMPL.GETREALTIME([.G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I$5]=0;&quot;&quot;;COM.FINANCIALS.GETINFO.PYTHON.FINANCIALSIMPL.GETREALTIME([.I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K$5]=0;&quot;&quot;;COM.FINANCIALS.GETINFO.PYTHON.FINANCIALSIMPL.GETREALTIME([.K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M$5]=0;&quot;&quot;;COM.FINANCIALS.GETINFO.PYTHON.FINANCIALSIMPL.GETREALTIME([.M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O$5]=0;&quot;&quot;;COM.FINANCIALS.GETINFO.PYTHON.FINANCIALSIMPL.GETREALTIME([.O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Q$5]=0;&quot;&quot;;COM.FINANCIALS.GETINFO.PYTHON.FINANCIALSIMPL.GETREALTIME([.Q$5];[.$C11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S$5]=0;&quot;&quot;;COM.FINANCIALS.GETINFO.PYTHON.FINANCIALSIMPL.GETREALTIME([.S$5];[.$C11];[.$B$3]))" office:value-type="string" office:string-value="2020-04-24" calcext:value-type="string">
            <text:p>2020-04-24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C12];[.$B$3]))" office:value-type="string" office:string-value="21:02:00" calcext:value-type="string">
            <text:p>21:02:00</text:p>
          </table:table-cell>
          <table:table-cell table:style-name="ce7"/>
          <table:table-cell table:style-name="ce49" table:formula="of:=IF([.G$5]=0;&quot;&quot;;COM.FINANCIALS.GETINFO.PYTHON.FINANCIALSIMPL.GETREALTIME([.G$5];[.$C12];[.$B$3]))" office:value-type="string" office:string-value="21:00:00" calcext:value-type="string">
            <text:p>21:00:00</text:p>
          </table:table-cell>
          <table:table-cell table:style-name="ce7"/>
          <table:table-cell table:style-name="ce49" table:formula="of:=IF([.I$5]=0;&quot;&quot;;COM.FINANCIALS.GETINFO.PYTHON.FINANCIALSIMPL.GETREALTIME([.I$5];[.$C12];[.$B$3]))" office:value-type="string" office:string-value="17:58:00" calcext:value-type="string">
            <text:p>17:58:00</text:p>
          </table:table-cell>
          <table:table-cell table:style-name="ce7"/>
          <table:table-cell table:style-name="ce49" table:formula="of:=IF([.K$5]=0;&quot;&quot;;COM.FINANCIALS.GETINFO.PYTHON.FINANCIALSIMPL.GETREALTIME([.K$5];[.$C12];[.$B$3]))" office:value-type="string" office:string-value="16:35:00" calcext:value-type="string">
            <text:p>16:35:00</text:p>
          </table:table-cell>
          <table:table-cell table:style-name="ce7"/>
          <table:table-cell table:style-name="ce49" table:formula="of:=IF([.M$5]=0;&quot;&quot;;COM.FINANCIALS.GETINFO.PYTHON.FINANCIALSIMPL.GETREALTIME([.M$5];[.$C12];[.$B$3]))" office:value-type="string" office:string-value="07:00:00" calcext:value-type="string">
            <text:p>07:00:00</text:p>
          </table:table-cell>
          <table:table-cell table:style-name="ce7"/>
          <table:table-cell table:style-name="ce49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C12];[.$B$3]))" office:value-type="string" office:string-value="16:20:00" calcext:value-type="string">
            <text:p>16:20:00</text:p>
          </table:table-cell>
          <table:table-cell table:style-name="ce7"/>
          <table:table-cell table:style-name="ce49" table:formula="of:=IF([.S$5]=0;&quot;&quot;;COM.FINANCIALS.GETINFO.PYTHON.FINANCIALSIMPL.GETREALTIME([.S$5];[.$C12];[.$B$3]))" office:value-type="string" office:string-value="16:36:00" calcext:value-type="string">
            <text:p>16:36:0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C13];[.$B$3]))" office:value-type="float" office:value="2.78" calcext:value-type="float">
            <text:p>2.78</text:p>
          </table:table-cell>
          <table:table-cell table:style-name="ce7"/>
          <table:table-cell table:style-name="ce49" table:formula="of:=IF([.G$5]=0;&quot;&quot;;COM.FINANCIALS.GETINFO.PYTHON.FINANCIALSIMPL.GETREALTIME([.G$5];[.$C13];[.$B$3]))" office:value-type="float" office:value="0.37" calcext:value-type="float">
            <text:p>0.37</text:p>
          </table:table-cell>
          <table:table-cell table:style-name="ce7"/>
          <table:table-cell table:style-name="ce49" table:formula="of:=IF([.I$5]=0;&quot;&quot;;COM.FINANCIALS.GETINFO.PYTHON.FINANCIALSIMPL.GETREALTIME([.I$5];[.$C13];[.$B$3]))" office:value-type="float" office:value="1.49" calcext:value-type="float">
            <text:p>1.49</text:p>
          </table:table-cell>
          <table:table-cell table:style-name="ce7"/>
          <table:table-cell table:style-name="ce49" table:formula="of:=IF([.K$5]=0;&quot;&quot;;COM.FINANCIALS.GETINFO.PYTHON.FINANCIALSIMPL.GETREALTIME([.K$5];[.$C13];[.$B$3]))" office:value-type="float" office:value="-1.33" calcext:value-type="float">
            <text:p>-1.33</text:p>
          </table:table-cell>
          <table:table-cell table:style-name="ce7"/>
          <table:table-cell table:style-name="ce49" table:formula="of:=IF([.M$5]=0;&quot;&quot;;COM.FINANCIALS.GETINFO.PYTHON.FINANCIALSIMPL.GETREALTIME([.M$5];[.$C13];[.$B$3]))" office:value-type="float" office:value="0.51" calcext:value-type="float">
            <text:p>0.51</text:p>
          </table:table-cell>
          <table:table-cell table:style-name="ce7"/>
          <table:table-cell table:style-name="ce49" table:formula="of:=IF([.O$5]=0;&quot;&quot;;COM.FINANCIALS.GETINFO.PYTHON.FINANCIALSIMPL.GETREALTIME([.O$5];[.$C13];[.$B$3]))" office:value-type="float" office:value="1.4" calcext:value-type="float">
            <text:p>1.4</text:p>
          </table:table-cell>
          <table:table-cell table:style-name="ce7"/>
          <table:table-cell table:style-name="ce49" table:formula="of:=IF([.Q$5]=0;&quot;&quot;;COM.FINANCIALS.GETINFO.PYTHON.FINANCIALSIMPL.GETREALTIME([.Q$5];[.$C13];[.$B$3]))" office:value-type="float" office:value="-0.96" calcext:value-type="float">
            <text:p>-0.96</text:p>
          </table:table-cell>
          <table:table-cell table:style-name="ce7"/>
          <table:table-cell table:style-name="ce49" table:formula="of:=IF([.S$5]=0;&quot;&quot;;COM.FINANCIALS.GETINFO.PYTHON.FINANCIALSIMPL.GETREALTIME([.S$5];[.$C13];[.$B$3]))" office:value-type="float" office:value="-1.02" calcext:value-type="float">
            <text:p>-1.02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C14];[.$B$3]))" office:value-type="float" office:value="120.76" calcext:value-type="float">
            <text:p>120.76</text:p>
          </table:table-cell>
          <table:table-cell table:style-name="ce7"/>
          <table:table-cell table:style-name="ce49" table:formula="of:=IF([.G$5]=0;&quot;&quot;;COM.FINANCIALS.GETINFO.PYTHON.FINANCIALSIMPL.GETREALTIME([.G$5];[.$C14];[.$B$3]))" office:value-type="float" office:value="56.1" calcext:value-type="float">
            <text:p>56.1</text:p>
          </table:table-cell>
          <table:table-cell table:style-name="ce7"/>
          <table:table-cell table:style-name="ce49" table:formula="of:=IF([.I$5]=0;&quot;&quot;;COM.FINANCIALS.GETINFO.PYTHON.FINANCIALSIMPL.GETREALTIME([.I$5];[.$C14];[.$B$3]))" office:value-type="float" office:value="105.52" calcext:value-type="float">
            <text:p>105.52</text:p>
          </table:table-cell>
          <table:table-cell table:style-name="ce7"/>
          <table:table-cell table:style-name="ce49" table:formula="of:=IF([.K$5]=0;&quot;&quot;;COM.FINANCIALS.GETINFO.PYTHON.FINANCIALSIMPL.GETREALTIME([.K$5];[.$C14];[.$B$3]))" office:value-type="float" office:value="105.14" calcext:value-type="float">
            <text:p>105.14</text:p>
          </table:table-cell>
          <table:table-cell table:style-name="ce7"/>
          <table:table-cell table:style-name="ce49" table:formula="of:=IF([.M$5]=0;&quot;&quot;;COM.FINANCIALS.GETINFO.PYTHON.FINANCIALSIMPL.GETREALTIME([.M$5];[.$C14];[.$B$3]))" office:value-type="float" office:value="1256" calcext:value-type="float">
            <text:p>1256</text:p>
          </table:table-cell>
          <table:table-cell table:style-name="ce7"/>
          <table:table-cell table:style-name="ce49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1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C15];[.$B$3]))" office:value-type="float" office:value="125" calcext:value-type="float">
            <text:p>125</text:p>
          </table:table-cell>
          <table:table-cell table:style-name="ce7"/>
          <table:table-cell table:style-name="ce49" table:formula="of:=IF([.G$5]=0;&quot;&quot;;COM.FINANCIALS.GETINFO.PYTHON.FINANCIALSIMPL.GETREALTIME([.G$5];[.$C15];[.$B$3]))" office:value-type="float" office:value="59.4" calcext:value-type="float">
            <text:p>59.4</text:p>
          </table:table-cell>
          <table:table-cell table:style-name="ce7"/>
          <table:table-cell table:style-name="ce49" table:formula="of:=IF([.I$5]=0;&quot;&quot;;COM.FINANCIALS.GETINFO.PYTHON.FINANCIALSIMPL.GETREALTIME([.I$5];[.$C15];[.$B$3]))" office:value-type="float" office:value="110.04" calcext:value-type="float">
            <text:p>110.04</text:p>
          </table:table-cell>
          <table:table-cell table:style-name="ce7"/>
          <table:table-cell table:style-name="ce49" table:formula="of:=IF([.K$5]=0;&quot;&quot;;COM.FINANCIALS.GETINFO.PYTHON.FINANCIALSIMPL.GETREALTIME([.K$5];[.$C15];[.$B$3]))" office:value-type="float" office:value="108.06" calcext:value-type="float">
            <text:p>108.06</text:p>
          </table:table-cell>
          <table:table-cell table:style-name="ce7"/>
          <table:table-cell table:style-name="ce49" table:formula="of:=IF([.M$5]=0;&quot;&quot;;COM.FINANCIALS.GETINFO.PYTHON.FINANCIALSIMPL.GETREALTIME([.M$5];[.$C15];[.$B$3]))" office:value-type="float" office:value="1282" calcext:value-type="float">
            <text:p>1282</text:p>
          </table:table-cell>
          <table:table-cell table:style-name="ce7"/>
          <table:table-cell table:style-name="ce49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1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C16];[.$B$3]))" office:value-type="float" office:value="124.72" calcext:value-type="float">
            <text:p>124.72</text:p>
          </table:table-cell>
          <table:table-cell table:style-name="ce7"/>
          <table:table-cell table:style-name="ce49" table:formula="of:=IF([.G$5]=0;&quot;&quot;;COM.FINANCIALS.GETINFO.PYTHON.FINANCIALSIMPL.GETREALTIME([.G$5];[.$C16];[.$B$3]))" office:value-type="float" office:value="59.26" calcext:value-type="float">
            <text:p>59.26</text:p>
          </table:table-cell>
          <table:table-cell table:style-name="ce7"/>
          <table:table-cell table:style-name="ce49" table:formula="of:=IF([.I$5]=0;&quot;&quot;;COM.FINANCIALS.GETINFO.PYTHON.FINANCIALSIMPL.GETREALTIME([.I$5];[.$C16];[.$B$3]))" office:value-type="float" office:value="109.32" calcext:value-type="float">
            <text:p>109.32</text:p>
          </table:table-cell>
          <table:table-cell table:style-name="ce7"/>
          <table:table-cell table:style-name="ce49" table:formula="of:=IF([.K$5]=0;&quot;&quot;;COM.FINANCIALS.GETINFO.PYTHON.FINANCIALSIMPL.GETREALTIME([.K$5];[.$C16];[.$B$3]))" office:value-type="float" office:value="106.68" calcext:value-type="float">
            <text:p>106.68</text:p>
          </table:table-cell>
          <table:table-cell table:style-name="ce7"/>
          <table:table-cell table:style-name="ce49" table:formula="of:=IF([.M$5]=0;&quot;&quot;;COM.FINANCIALS.GETINFO.PYTHON.FINANCIALSIMPL.GETREALTIME([.M$5];[.$C16];[.$B$3]))" office:value-type="float" office:value="1279.5" calcext:value-type="float">
            <text:p>1279.5</text:p>
          </table:table-cell>
          <table:table-cell table:style-name="ce7"/>
          <table:table-cell table:style-name="ce49" table:formula="of:=IF([.O$5]=0;&quot;&quot;;COM.FINANCIALS.GETINFO.PYTHON.FINANCIALSIMPL.GETREALTIME([.O$5];[.$C16];[.$B$3]))" office:value-type="float" office:value="262.12" calcext:value-type="float">
            <text:p>262.12</text:p>
          </table:table-cell>
          <table:table-cell table:style-name="ce7"/>
          <table:table-cell table:style-name="ce49" table:formula="of:=IF([.Q$5]=0;&quot;&quot;;COM.FINANCIALS.GETINFO.PYTHON.FINANCIALSIMPL.GETREALTIME([.Q$5];[.$C16];[.$B$3]))" office:value-type="float" office:value="22.51" calcext:value-type="float">
            <text:p>22.51</text:p>
          </table:table-cell>
          <table:table-cell table:style-name="ce7"/>
          <table:table-cell table:style-name="ce49" table:formula="of:=IF([.S$5]=0;&quot;&quot;;COM.FINANCIALS.GETINFO.PYTHON.FINANCIALSIMPL.GETREALTIME([.S$5];[.$C16];[.$B$3]))" office:value-type="float" office:value="68.18" calcext:value-type="float">
            <text:p>68.1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C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C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C17];[.$B$3]))" office:value-type="float" office:value="169.46" calcext:value-type="float">
            <text:p>169.46</text:p>
          </table:table-cell>
          <table:table-cell table:style-name="ce7"/>
          <table:table-cell table:style-name="ce49" table:formula="of:=IF([.K$5]=0;&quot;&quot;;COM.FINANCIALS.GETINFO.PYTHON.FINANCIALSIMPL.GETREALTIME([.K$5];[.$C17];[.$B$3]))" office:value-type="float" office:value="129.6" calcext:value-type="float">
            <text:p>129.6</text:p>
          </table:table-cell>
          <table:table-cell table:style-name="ce7"/>
          <table:table-cell table:style-name="ce49" table:formula="of:=IF([.M$5]=0;&quot;&quot;;COM.FINANCIALS.GETINFO.PYTHON.FINANCIALSIMPL.GETREALTIME([.M$5];[.$C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1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C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C18];[.$B$3]))" office:value-type="float" office:value="42.86" calcext:value-type="float">
            <text:p>42.86</text:p>
          </table:table-cell>
          <table:table-cell table:style-name="ce7"/>
          <table:table-cell table:style-name="ce49" table:formula="of:=IF([.I$5]=0;&quot;&quot;;COM.FINANCIALS.GETINFO.PYTHON.FINANCIALSIMPL.GETREALTIME([.I$5];[.$C18];[.$B$3]))" office:value-type="float" office:value="92.76" calcext:value-type="float">
            <text:p>92.76</text:p>
          </table:table-cell>
          <table:table-cell table:style-name="ce7"/>
          <table:table-cell table:style-name="ce49" table:formula="of:=IF([.K$5]=0;&quot;&quot;;COM.FINANCIALS.GETINFO.PYTHON.FINANCIALSIMPL.GETREALTIME([.K$5];[.$C18];[.$B$3]))" office:value-type="float" office:value="82.13" calcext:value-type="float">
            <text:p>82.13</text:p>
          </table:table-cell>
          <table:table-cell table:style-name="ce7"/>
          <table:table-cell table:style-name="ce49" table:formula="of:=IF([.M$5]=0;&quot;&quot;;COM.FINANCIALS.GETINFO.PYTHON.FINANCIALSIMPL.GETREALTIME([.M$5];[.$C18];[.$B$3]))" office:value-type="float" office:value="1096.5" calcext:value-type="float">
            <text:p>1096.5</text:p>
          </table:table-cell>
          <table:table-cell table:style-name="ce7"/>
          <table:table-cell table:style-name="ce49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1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C19];[.$B$3]))" office:value-type="float" office:value="110800000000" calcext:value-type="float">
            <text:p>110800000000</text:p>
          </table:table-cell>
          <table:table-cell table:style-name="ce7"/>
          <table:table-cell table:style-name="ce49" table:formula="of:=IF([.G$5]=0;&quot;&quot;;COM.FINANCIALS.GETINFO.PYTHON.FINANCIALSIMPL.GETREALTIME([.G$5];[.$C19];[.$B$3]))" office:value-type="float" office:value="253660000000" calcext:value-type="float">
            <text:p>253660000000</text:p>
          </table:table-cell>
          <table:table-cell table:style-name="ce7"/>
          <table:table-cell table:style-name="ce49" table:formula="of:=IF([.I$5]=0;&quot;&quot;;COM.FINANCIALS.GETINFO.PYTHON.FINANCIALSIMPL.GETREALTIME([.I$5];[.$C19];[.$B$3]))" office:value-type="float" office:value="29330000000" calcext:value-type="float">
            <text:p>29330000000</text:p>
          </table:table-cell>
          <table:table-cell table:style-name="ce7"/>
          <table:table-cell table:style-name="ce49" table:formula="of:=IF([.K$5]=0;&quot;&quot;;COM.FINANCIALS.GETINFO.PYTHON.FINANCIALSIMPL.GETREALTIME([.K$5];[.$C19];[.$B$3]))" office:value-type="float" office:value="131060000000" calcext:value-type="float">
            <text:p>131060000000</text:p>
          </table:table-cell>
          <table:table-cell table:style-name="ce7"/>
          <table:table-cell table:style-name="ce49" table:formula="of:=IF([.M$5]=0;&quot;&quot;;COM.FINANCIALS.GETINFO.PYTHON.FINANCIALSIMPL.GETREALTIME([.M$5];[.$C19];[.$B$3]))" office:value-type="float" office:value="2750000000000" calcext:value-type="float">
            <text:p>2750000000000</text:p>
          </table:table-cell>
          <table:table-cell table:style-name="ce7"/>
          <table:table-cell table:style-name="ce49" table:formula="of:=IF([.O$5]=0;&quot;&quot;;COM.FINANCIALS.GETINFO.PYTHON.FINANCIALSIMPL.GETREALTIME([.O$5];[.$C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1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C20];[.$B$3]))" office:value-type="float" office:value="4990000" calcext:value-type="float">
            <text:p>4990000</text:p>
          </table:table-cell>
          <table:table-cell table:style-name="ce7"/>
          <table:table-cell table:style-name="ce49" table:formula="of:=IF([.G$5]=0;&quot;&quot;;COM.FINANCIALS.GETINFO.PYTHON.FINANCIALSIMPL.GETREALTIME([.G$5];[.$C20];[.$B$3]))" office:value-type="float" office:value="50220000" calcext:value-type="float">
            <text:p>50220000</text:p>
          </table:table-cell>
          <table:table-cell table:style-name="ce7"/>
          <table:table-cell table:style-name="ce49" table:formula="of:=IF([.I$5]=0;&quot;&quot;;COM.FINANCIALS.GETINFO.PYTHON.FINANCIALSIMPL.GETREALTIME([.I$5];[.$C20];[.$B$3]))" office:value-type="float" office:value="59500000" calcext:value-type="float">
            <text:p>59500000</text:p>
          </table:table-cell>
          <table:table-cell table:style-name="ce7"/>
          <table:table-cell table:style-name="ce49" table:formula="of:=IF([.K$5]=0;&quot;&quot;;COM.FINANCIALS.GETINFO.PYTHON.FINANCIALSIMPL.GETREALTIME([.K$5];[.$C20];[.$B$3]))" office:value-type="float" office:value="2890000" calcext:value-type="float">
            <text:p>2890000</text:p>
          </table:table-cell>
          <table:table-cell table:style-name="ce7"/>
          <table:table-cell table:style-name="ce49" table:formula="of:=IF([.M$5]=0;&quot;&quot;;COM.FINANCIALS.GETINFO.PYTHON.FINANCIALSIMPL.GETREALTIME([.M$5];[.$C20];[.$B$3]))" office:value-type="float" office:value="3220000" calcext:value-type="float">
            <text:p>3220000</text:p>
          </table:table-cell>
          <table:table-cell table:style-name="ce7"/>
          <table:table-cell table:style-name="ce49" table:formula="of:=IF([.O$5]=0;&quot;&quot;;COM.FINANCIALS.GETINFO.PYTHON.FINANCIALSIMPL.GETREALTIME([.O$5];[.$C20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20];[.$B$3]))" office:value-type="float" office:value="96080" calcext:value-type="float">
            <text:p>96080</text:p>
          </table:table-cell>
          <table:table-cell table:style-name="ce7"/>
          <table:table-cell table:style-name="ce49" table:formula="of:=IF([.S$5]=0;&quot;&quot;;COM.FINANCIALS.GETINFO.PYTHON.FINANCIALSIMPL.GETREALTIME([.S$5];[.$C20];[.$B$3]))" office:value-type="float" office:value="1030" calcext:value-type="float">
            <text:p>103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C21];[.$B$3]))" office:value-type="float" office:value="6760000" calcext:value-type="float">
            <text:p>6760000</text:p>
          </table:table-cell>
          <table:table-cell table:style-name="ce7"/>
          <table:table-cell table:style-name="ce49" table:formula="of:=IF([.G$5]=0;&quot;&quot;;COM.FINANCIALS.GETINFO.PYTHON.FINANCIALSIMPL.GETREALTIME([.G$5];[.$C21];[.$B$3]))" office:value-type="float" office:value="29500000" calcext:value-type="float">
            <text:p>29500000</text:p>
          </table:table-cell>
          <table:table-cell table:style-name="ce7"/>
          <table:table-cell table:style-name="ce49" table:formula="of:=IF([.I$5]=0;&quot;&quot;;COM.FINANCIALS.GETINFO.PYTHON.FINANCIALSIMPL.GETREALTIME([.I$5];[.$C21];[.$B$3]))" office:value-type="float" office:value="76440000" calcext:value-type="float">
            <text:p>76440000</text:p>
          </table:table-cell>
          <table:table-cell table:style-name="ce7"/>
          <table:table-cell table:style-name="ce49" table:formula="of:=IF([.K$5]=0;&quot;&quot;;COM.FINANCIALS.GETINFO.PYTHON.FINANCIALSIMPL.GETREALTIME([.K$5];[.$C21];[.$B$3]))" office:value-type="float" office:value="3630000" calcext:value-type="float">
            <text:p>3630000</text:p>
          </table:table-cell>
          <table:table-cell table:style-name="ce7"/>
          <table:table-cell table:style-name="ce49" table:formula="of:=IF([.M$5]=0;&quot;&quot;;COM.FINANCIALS.GETINFO.PYTHON.FINANCIALSIMPL.GETREALTIME([.M$5];[.$C21];[.$B$3]))" office:value-type="float" office:value="3350000" calcext:value-type="float">
            <text:p>3350000</text:p>
          </table:table-cell>
          <table:table-cell table:style-name="ce7"/>
          <table:table-cell table:style-name="ce49" table:formula="of:=IF([.O$5]=0;&quot;&quot;;COM.FINANCIALS.GETINFO.PYTHON.FINANCIALSIMPL.GETREALTIME([.O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2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2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C22];[.$B$3]))" office:value-type="string" office:string-value="IBM:NYQ" calcext:value-type="string">
            <text:p>IBM:NYQ</text:p>
          </table:table-cell>
          <table:table-cell table:style-name="ce7"/>
          <table:table-cell table:style-name="ce49" table:formula="of:=IF([.G$5]=0;&quot;&quot;;COM.FINANCIALS.GETINFO.PYTHON.FINANCIALSIMPL.GETREALTIME([.G$5];[.$C22];[.$B$3]))" office:value-type="string" office:string-value="INTC:NSQ" calcext:value-type="string">
            <text:p>INTC:NSQ</text:p>
          </table:table-cell>
          <table:table-cell table:style-name="ce7"/>
          <table:table-cell table:style-name="ce49" table:formula="of:=IF([.I$5]=0;&quot;&quot;;COM.FINANCIALS.GETINFO.PYTHON.FINANCIALSIMPL.GETREALTIME([.I$5];[.$C22];[.$B$3]))" office:value-type="string" office:string-value="VOD:LSE" calcext:value-type="string">
            <text:p>VOD:LSE</text:p>
          </table:table-cell>
          <table:table-cell table:style-name="ce7"/>
          <table:table-cell table:style-name="ce49" table:formula="of:=IF([.K$5]=0;&quot;&quot;;COM.FINANCIALS.GETINFO.PYTHON.FINANCIALSIMPL.GETREALTIME([.K$5];[.$C22];[.$B$3]))" office:value-type="string" office:string-value="SAPX:GER" calcext:value-type="string">
            <text:p>SAPX:GER</text:p>
          </table:table-cell>
          <table:table-cell table:style-name="ce7"/>
          <table:table-cell table:style-name="ce49" table:formula="of:=IF([.M$5]=0;&quot;&quot;;COM.FINANCIALS.GETINFO.PYTHON.FINANCIALSIMPL.GETREALTIME([.M$5];[.$C22];[.$B$3]))" office:value-type="string" office:string-value="6503:TYO" calcext:value-type="string">
            <text:p>6503:TYO</text:p>
          </table:table-cell>
          <table:table-cell table:style-name="ce7"/>
          <table:table-cell table:style-name="ce49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C22];[.$B$3]))" office:value-type="string" office:string-value="VERX:LSE:GBP" calcext:value-type="string">
            <text:p>VERX:LSE:GBP</text:p>
          </table:table-cell>
          <table:table-cell table:style-name="ce7"/>
          <table:table-cell table:style-name="ce49" table:formula="of:=IF([.S$5]=0;&quot;&quot;;COM.FINANCIALS.GETINFO.PYTHON.FINANCIALSIMPL.GETREALTIME([.S$5];[.$C22];[.$B$3]))" office:value-type="string" office:string-value="C060:GER:EUR" calcext:value-type="string">
            <text:p>C060:GER:EUR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5]=0;&quot;&quot;;COM.FINANCIALS.GETINFO.PYTHON.FINANCIALSIMPL.GETREALTIME([.G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I$5]=0;&quot;&quot;;COM.FINANCIALS.GETINFO.PYTHON.FINANCIALSIMPL.GETREALTIME([.I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5]=0;&quot;&quot;;COM.FINANCIALS.GETINFO.PYTHON.FINANCIALSIMPL.GETREALTIME([.K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M$5]=0;&quot;&quot;;COM.FINANCIALS.GETINFO.PYTHON.FINANCIALSIMPL.GETREALTIME([.M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O$5]=0;&quot;&quot;;COM.FINANCIALS.GETINFO.PYTHON.FINANCIALSIMPL.GETREALTIME([.O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2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S$5]=0;&quot;&quot;;COM.FINANCIALS.GETINFO.PYTHON.FINANCIALSIMPL.GETREALTIME([.S$5];[.$C2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C24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C24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5];[.$B$3]))" office:value-type="string" office:string-value="International Business Machines Corp" calcext:value-type="string">
            <text:p>International Business Machines Corp</text:p>
          </table:table-cell>
          <table:table-cell table:style-name="ce7"/>
          <table:table-cell table:style-name="ce25" table:formula="of:=IF([.G$5]=0;&quot;&quot;;COM.FINANCIALS.GETINFO.PYTHON.FINANCIALSIMPL.GETREALTIME([.G$5];[.$C25];[.$B$3]))" office:value-type="string" office:string-value="Intel Corp" calcext:value-type="string">
            <text:p>Intel Corp</text:p>
          </table:table-cell>
          <table:table-cell table:style-name="ce7"/>
          <table:table-cell table:style-name="ce25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7"/>
          <table:table-cell table:style-name="ce25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7"/>
          <table:table-cell table:style-name="ce25" table:formula="of:=IF([.M$5]=0;&quot;&quot;;COM.FINANCIALS.GETINFO.PYTHON.FINANCIALSIMPL.GETREALTIME([.M$5];[.$C25];[.$B$3]))" office:value-type="string" office:string-value="Mitsubishi Electric Corp" calcext:value-type="string">
            <text:p>Mitsubishi Electric Corp</text:p>
          </table:table-cell>
          <table:table-cell table:style-name="ce7"/>
          <table:table-cell table:style-name="ce25" table:formula="of:=IF([.O$5]=0;&quot;&quot;;COM.FINANCIALS.GETINFO.PYTHON.FINANCIALSIMPL.GETREALTIME([.O$5];[.$C25];[.$B$3]))" office:value-type="string" office:string-value="Vanguard 500 Index Fund Admiral Shares" calcext:value-type="string">
            <text:p>Vanguard 500 Index Fund Admiral Shares</text:p>
          </table:table-cell>
          <table:table-cell table:style-name="ce7"/>
          <table:table-cell table:style-name="ce25" table:formula="of:=IF([.Q$5]=0;&quot;&quot;;COM.FINANCIALS.GETINFO.PYTHON.FINANCIALSIMPL.GETREALTIME([.Q$5];[.$C25];[.$B$3]))" office:value-type="string" office:string-value="Vanguard FTSE Developed Europe ex UK UCITS ETF" calcext:value-type="string">
            <text:p>Vanguard FTSE Developed Europe ex UK UCITS ETF</text:p>
          </table:table-cell>
          <table:table-cell table:style-name="ce7"/>
          <table:table-cell table:style-name="ce25" table:formula="of:=IF([.S$5]=0;&quot;&quot;;COM.FINANCIALS.GETINFO.PYTHON.FINANCIALSIMPL.GETREALTIME([.S$5];[.$C25];[.$B$3]))" office:value-type="string" office:string-value="ComStage STOXX® Europe 600 UCITS ETF" calcext:value-type="string">
            <text:p>ComStage STOXX® Europe 600 UCITS ETF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5]=0;&quot;&quot;;COM.FINANCIALS.GETINFO.PYTHON.FINANCIALSIMPL.GETREALTIME([.G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I$5]=0;&quot;&quot;;COM.FINANCIALS.GETINFO.PYTHON.FINANCIALSIMPL.GETREALTIME([.I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M$5]=0;&quot;&quot;;COM.FINANCIALS.GETINFO.PYTHON.FINANCIALSIMPL.GETREALTIME([.M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O$5]=0;&quot;&quot;;COM.FINANCIALS.GETINFO.PYTHON.FINANCIALSIMPL.GETREALTIME([.O$5];[.$C26];[.$B$3]))" office:value-type="string" office:string-value="" calcext:value-type="error">
            <text:p>#N/A</text:p>
          </table:table-cell>
          <table:table-cell table:style-name="ce7"/>
          <table:table-cell table:style-name="ce53" table:formula="of:=IF([.Q$5]=0;&quot;&quot;;COM.FINANCIALS.GETINFO.PYTHON.FINANCIALSIMPL.GETREALTIME([.Q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C26];[.$B$3]))" office:value-type="string" office:string-value="BST" calcext:value-type="string">
            <text:p>BST</text:p>
          </table:table-cell>
          <table:table-cell table:style-name="ce7" table:number-columns-repeated="42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6"/>
        </table:table-row>
        <table:table-row table:style-name="ro1">
          <table:table-cell table:number-columns-repeated="61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string" office:string-value="EURGBP" calcext:value-type="string">
            <text:p>EURGBP</text:p>
          </table:table-cell>
          <table:table-cell table:style-name="ce4"/>
          <table:table-cell table:style-name="ce50" table:formula="of:=VLOOKUP(&quot;NASDAQ: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INDEXDB:DAX&quot;;Identifiers; [.$C$3];0)" office:value-type="string" office:string-value="DAXX:GER" calcext:value-type="string">
            <text:p>DAXX:GER</text:p>
          </table:table-cell>
          <table:table-cell table:style-name="ce4"/>
          <table:table-cell table:style-name="ce50" table:formula="of:=VLOOKUP(&quot;INDEXSP:.INX&quot;;Identifiers; [.$C$3];0)" office:value-type="string" office:string-value="INX:IOM" calcext:value-type="string">
            <text:p>INX:IOM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29]=0;&quot;&quot;;COM.FINANCIALS.GETINFO.PYTHON.FINANCIALSIMPL.GETREALTIME([.E$29];[.$C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32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29]=0;&quot;&quot;;COM.FINANCIALS.GETINFO.PYTHON.FINANCIALSIMPL.GETREALTIME([.E$29];[.$C3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33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3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29]=0;&quot;&quot;;COM.FINANCIALS.GETINFO.PYTHON.FINANCIALSIMPL.GETREALTIME([.E$29];[.$C34];[.$B$3]))" office:value-type="float" office:value="0.003" calcext:value-type="float">
            <text:p>0.003</text:p>
          </table:table-cell>
          <table:table-cell table:style-name="ce7"/>
          <table:table-cell table:style-name="ce49" table:formula="of:=IF([.G$29]=0;&quot;&quot;;COM.FINANCIALS.GETINFO.PYTHON.FINANCIALSIMPL.GETREALTIME([.G$29];[.$C34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4];[.$B$3]))" office:value-type="float" office:value="-177.7" calcext:value-type="float">
            <text:p>-177.7</text:p>
          </table:table-cell>
          <table:table-cell table:style-name="ce7"/>
          <table:table-cell table:style-name="ce49" table:formula="of:=IF([.K$29]=0;&quot;&quot;;COM.FINANCIALS.GETINFO.PYTHON.FINANCIALSIMPL.GETREALTIME([.K$29];[.$C34];[.$B$3]))" office:value-type="float" office:value="38.94" calcext:value-type="float">
            <text:p>38.9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29]=0;&quot;&quot;;COM.FINANCIALS.GETINFO.PYTHON.FINANCIALSIMPL.GETREALTIME([.E$29];[.$C35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G$29]=0;&quot;&quot;;COM.FINANCIALS.GETINFO.PYTHON.FINANCIALSIMPL.GETREALTIME([.G$29];[.$C35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5];[.$B$3]))" office:value-type="string" office:string-value="2020-04-24" calcext:value-type="string">
            <text:p>2020-04-24</text:p>
          </table:table-cell>
          <table:table-cell table:style-name="ce7"/>
          <table:table-cell table:style-name="ce49" table:formula="of:=IF([.K$29]=0;&quot;&quot;;COM.FINANCIALS.GETINFO.PYTHON.FINANCIALSIMPL.GETREALTIME([.K$29];[.$C35];[.$B$3]))" office:value-type="string" office:string-value="2020-04-24" calcext:value-type="string">
            <text:p>2020-04-2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29]=0;&quot;&quot;;COM.FINANCIALS.GETINFO.PYTHON.FINANCIALSIMPL.GETREALTIME([.E$29];[.$C36];[.$B$3]))" office:value-type="string" office:string-value="23:40:00" calcext:value-type="string">
            <text:p>23:40:00</text:p>
          </table:table-cell>
          <table:table-cell table:style-name="ce7"/>
          <table:table-cell table:style-name="ce49" table:formula="of:=IF([.G$29]=0;&quot;&quot;;COM.FINANCIALS.GETINFO.PYTHON.FINANCIALSIMPL.GETREALTIME([.G$29];[.$C36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6];[.$B$3]))" office:value-type="string" office:string-value="16:45:00" calcext:value-type="string">
            <text:p>16:45:00</text:p>
          </table:table-cell>
          <table:table-cell table:style-name="ce7"/>
          <table:table-cell table:style-name="ce49" table:formula="of:=IF([.K$29]=0;&quot;&quot;;COM.FINANCIALS.GETINFO.PYTHON.FINANCIALSIMPL.GETREALTIME([.K$29];[.$C36];[.$B$3]))" office:value-type="string" office:string-value="22:17:00" calcext:value-type="string">
            <text:p>22:17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29]=0;&quot;&quot;;COM.FINANCIALS.GETINFO.PYTHON.FINANCIALSIMPL.GETREALTIME([.E$29];[.$C37];[.$B$3]))" office:value-type="float" office:value="0.3" calcext:value-type="float">
            <text:p>0.3</text:p>
          </table:table-cell>
          <table:table-cell table:style-name="ce7"/>
          <table:table-cell table:style-name="ce49" table:formula="of:=IF([.G$29]=0;&quot;&quot;;COM.FINANCIALS.GETINFO.PYTHON.FINANCIALSIMPL.GETREALTIME([.G$29];[.$C37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7];[.$B$3]))" office:value-type="float" office:value="-1.69" calcext:value-type="float">
            <text:p>-1.69</text:p>
          </table:table-cell>
          <table:table-cell table:style-name="ce7"/>
          <table:table-cell table:style-name="ce49" table:formula="of:=IF([.K$29]=0;&quot;&quot;;COM.FINANCIALS.GETINFO.PYTHON.FINANCIALSIMPL.GETREALTIME([.K$29];[.$C37];[.$B$3]))" office:value-type="float" office:value="1.39" calcext:value-type="float">
            <text:p>1.3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29]=0;&quot;&quot;;COM.FINANCIALS.GETINFO.PYTHON.FINANCIALSIMPL.GETREALTIME([.E$29];[.$C3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38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29]=0;&quot;&quot;;COM.FINANCIALS.GETINFO.PYTHON.FINANCIALSIMPL.GETREALTIME([.E$29];[.$C3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39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9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29]=0;&quot;&quot;;COM.FINANCIALS.GETINFO.PYTHON.FINANCIALSIMPL.GETREALTIME([.E$29];[.$C40];[.$B$3]))" office:value-type="float" office:value="0.8746" calcext:value-type="float">
            <text:p>0.8746</text:p>
          </table:table-cell>
          <table:table-cell table:style-name="ce7"/>
          <table:table-cell table:style-name="ce49" table:formula="of:=IF([.G$29]=0;&quot;&quot;;COM.FINANCIALS.GETINFO.PYTHON.FINANCIALSIMPL.GETREALTIME([.G$29];[.$C40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0];[.$B$3]))" office:value-type="float" office:value="10336.09" calcext:value-type="float">
            <text:p>10336.09</text:p>
          </table:table-cell>
          <table:table-cell table:style-name="ce7"/>
          <table:table-cell table:style-name="ce49" table:formula="of:=IF([.K$29]=0;&quot;&quot;;COM.FINANCIALS.GETINFO.PYTHON.FINANCIALSIMPL.GETREALTIME([.K$29];[.$C40];[.$B$3]))" office:value-type="float" office:value="2836.74" calcext:value-type="float">
            <text:p>2836.7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29]=0;&quot;&quot;;COM.FINANCIALS.GETINFO.PYTHON.FINANCIALSIMPL.GETREALTIME([.E$29];[.$C41];[.$B$3]))" office:value-type="float" office:value="0.95" calcext:value-type="float">
            <text:p>0.95</text:p>
          </table:table-cell>
          <table:table-cell table:style-name="ce7"/>
          <table:table-cell table:style-name="ce49" table:formula="of:=IF([.G$29]=0;&quot;&quot;;COM.FINANCIALS.GETINFO.PYTHON.FINANCIALSIMPL.GETREALTIME([.G$29];[.$C41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1];[.$B$3]))" office:value-type="float" office:value="13795.24" calcext:value-type="float">
            <text:p>13795.24</text:p>
          </table:table-cell>
          <table:table-cell table:style-name="ce7"/>
          <table:table-cell table:style-name="ce49" table:formula="of:=IF([.K$29]=0;&quot;&quot;;COM.FINANCIALS.GETINFO.PYTHON.FINANCIALSIMPL.GETREALTIME([.K$29];[.$C41];[.$B$3]))" office:value-type="float" office:value="3393.52" calcext:value-type="float">
            <text:p>3393.52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29]=0;&quot;&quot;;COM.FINANCIALS.GETINFO.PYTHON.FINANCIALSIMPL.GETREALTIME([.E$29];[.$C42];[.$B$3]))" office:value-type="float" office:value="0.8274" calcext:value-type="float">
            <text:p>0.8274</text:p>
          </table:table-cell>
          <table:table-cell table:style-name="ce7"/>
          <table:table-cell table:style-name="ce49" table:formula="of:=IF([.G$29]=0;&quot;&quot;;COM.FINANCIALS.GETINFO.PYTHON.FINANCIALSIMPL.GETREALTIME([.G$29];[.$C42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2];[.$B$3]))" office:value-type="float" office:value="8255.65" calcext:value-type="float">
            <text:p>8255.65</text:p>
          </table:table-cell>
          <table:table-cell table:style-name="ce7"/>
          <table:table-cell table:style-name="ce49" table:formula="of:=IF([.K$29]=0;&quot;&quot;;COM.FINANCIALS.GETINFO.PYTHON.FINANCIALSIMPL.GETREALTIME([.K$29];[.$C42];[.$B$3]))" office:value-type="float" office:value="2191.86" calcext:value-type="float">
            <text:p>2191.8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29]=0;&quot;&quot;;COM.FINANCIALS.GETINFO.PYTHON.FINANCIALSIMPL.GETREALTIME([.E$29];[.$C4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43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3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3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29]=0;&quot;&quot;;COM.FINANCIALS.GETINFO.PYTHON.FINANCIALSIMPL.GETREALTIME([.E$29];[.$C4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44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4];[.$B$3]))" office:value-type="float" office:value="120040000" calcext:value-type="float">
            <text:p>120040000</text:p>
          </table:table-cell>
          <table:table-cell table:style-name="ce7"/>
          <table:table-cell table:style-name="ce49" table:formula="of:=IF([.K$29]=0;&quot;&quot;;COM.FINANCIALS.GETINFO.PYTHON.FINANCIALSIMPL.GETREALTIME([.K$29];[.$C44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29]=0;&quot;&quot;;COM.FINANCIALS.GETINFO.PYTHON.FINANCIALSIMPL.GETREALTIME([.E$29];[.$C4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45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5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29]=0;&quot;&quot;;COM.FINANCIALS.GETINFO.PYTHON.FINANCIALSIMPL.GETREALTIME([.E$29];[.$C46];[.$B$3]))" office:value-type="string" office:string-value="EURGBP" calcext:value-type="string">
            <text:p>EURGBP</text:p>
          </table:table-cell>
          <table:table-cell table:style-name="ce7"/>
          <table:table-cell table:style-name="ce49" table:formula="of:=IF([.G$29]=0;&quot;&quot;;COM.FINANCIALS.GETINFO.PYTHON.FINANCIALSIMPL.GETREALTIME([.G$29];[.$C46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6];[.$B$3]))" office:value-type="string" office:string-value="DAXX:GER" calcext:value-type="string">
            <text:p>DAXX:GER</text:p>
          </table:table-cell>
          <table:table-cell table:style-name="ce7"/>
          <table:table-cell table:style-name="ce49" table:formula="of:=IF([.K$29]=0;&quot;&quot;;COM.FINANCIALS.GETINFO.PYTHON.FINANCIALSIMPL.GETREALTIME([.K$29];[.$C46];[.$B$3]))" office:value-type="string" office:string-value="INX:IOM" calcext:value-type="string">
            <text:p>INX:IOM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29]=0;&quot;&quot;;COM.FINANCIALS.GETINFO.PYTHON.FINANCIALSIMPL.GETREALTIME([.E$29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G$29]=0;&quot;&quot;;COM.FINANCIALS.GETINFO.PYTHON.FINANCIALSIMPL.GETREALTIME([.G$29];[.$C47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7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29]=0;&quot;&quot;;COM.FINANCIALS.GETINFO.PYTHON.FINANCIALSIMPL.GETREALTIME([.E$29];[.$C48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G$29]=0;&quot;&quot;;COM.FINANCIALS.GETINFO.PYTHON.FINANCIALSIMPL.GETREALTIME([.G$29];[.$C48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8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K$29]=0;&quot;&quot;;COM.FINANCIALS.GETINFO.PYTHON.FINANCIALSIMPL.GETREALTIME([.K$29];[.$C48];[.$B$3]))" office:value-type="string" office:string-value="USD" calcext:value-type="string">
            <text:p>USD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4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29]=0;&quot;&quot;;COM.FINANCIALS.GETINFO.PYTHON.FINANCIALSIMPL.GETREALTIME([.E$29];[.$C49];[.$B$3]))" office:value-type="string" office:string-value="Euro/UK Pound Sterling FX Cross Rate" calcext:value-type="string">
            <text:p>Euro/UK Pound Sterling FX Cross Rate</text:p>
          </table:table-cell>
          <table:table-cell table:style-name="ce7"/>
          <table:table-cell table:style-name="ce25" table:formula="of:=IF([.G$29]=0;&quot;&quot;;COM.FINANCIALS.GETINFO.PYTHON.FINANCIALSIMPL.GETREALTIME([.G$29];[.$C49];[.$B$3]))">
            <text:p/>
          </table:table-cell>
          <table:table-cell table:style-name="ce7"/>
          <table:table-cell table:style-name="ce25" table:formula="of:=IF([.I$29]=0;&quot;&quot;;COM.FINANCIALS.GETINFO.PYTHON.FINANCIALSIMPL.GETREALTIME([.I$29];[.$C49];[.$B$3]))" office:value-type="string" office:string-value="GERMAN SE XETRA DAX INDEX" calcext:value-type="string">
            <text:p>GERMAN SE XETRA DAX INDEX</text:p>
          </table:table-cell>
          <table:table-cell table:style-name="ce7"/>
          <table:table-cell table:style-name="ce25" table:formula="of:=IF([.K$29]=0;&quot;&quot;;COM.FINANCIALS.GETINFO.PYTHON.FINANCIALSIMPL.GETREALTIME([.K$29];[.$C49];[.$B$3]))" office:value-type="string" office:string-value="S&amp;P 500 INDEX" calcext:value-type="string">
            <text:p>S&amp;P 500 INDEX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53" table:formula="of:=IF([.S$29]=0;&quot;&quot;;COM.FINANCIALS.GETINFO.PYTHON.FINANCIALSIMPL.GETREALTIME([.S$29];[.$C4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29]=0;&quot;&quot;;COM.FINANCIALS.GETINFO.PYTHON.FINANCIALSIMPL.GETREALTIME([.E$29];[.$C50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G$29]=0;&quot;&quot;;COM.FINANCIALS.GETINFO.PYTHON.FINANCIALSIMPL.GETREALTIME([.G$29];[.$C50];[.$B$3]))">
            <text:p/>
          </table:table-cell>
          <table:table-cell table:style-name="ce7"/>
          <table:table-cell table:style-name="ce53" table:formula="of:=IF([.I$29]=0;&quot;&quot;;COM.FINANCIALS.GETINFO.PYTHON.FINANCIALSIMPL.GETREALTIME([.I$29];[.$C50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29]=0;&quot;&quot;;COM.FINANCIALS.GETINFO.PYTHON.FINANCIALSIMPL.GETREALTIME([.K$29];[.$C50];[.$B$3]))" office:value-type="string" office:string-value="BST" calcext:value-type="string">
            <text:p>BST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5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number-columns-repeated="4"/>
          <table:table-cell table:style-name="ce25"/>
          <table:table-cell table:number-columns-repeated="56"/>
        </table:table-row>
        <table:table-row table:style-name="ro1" table:number-rows-repeated="1048524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Meta Data" table:style-name="ta1"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3" table:number-columns-repeated="61" table:default-cell-style-name="ce72"/>
        <table:table-row table:style-name="ro1">
          <table:table-cell table:number-columns-repeated="64"/>
        </table:table-row>
        <table:table-row table:style-name="ro1">
          <table:table-cell table:style-name="ce73" office:value-type="string" calcext:value-type="string">
            <text:p>Sources</text:p>
          </table:table-cell>
          <table:table-cell table:style-name="ce75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3" office:value-type="string" calcext:value-type="string">
            <text:p>Identifiers</text:p>
          </table:table-cell>
          <table:table-cell table:style-name="ce75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GOOGLE</text:p>
          </table:table-cell>
          <table:table-cell table:style-name="ce74" office:value-type="string" calcext:value-type="string">
            <text:p>YAHOO</text:p>
          </table:table-cell>
          <table:table-cell table:style-name="ce74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table:number-columns-repeated="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office:value-type="string" calcext:value-type="string">
            <text:p>6503.T</text:p>
          </table:table-cell>
          <table:table-cell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76"/>
        <table:table-column table:style-name="co2" table:default-cell-style-name="ce76"/>
        <table:table-column table:style-name="co3" table:default-cell-style-name="ce80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3" table:number-columns-repeated="51" table:default-cell-style-name="ce76"/>
        <table:table-row table:style-name="ro1">
          <table:table-cell table:number-columns-repeated="4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3" office:value-type="string" calcext:value-type="string">
            <text:p>IBM</text:p>
          </table:table-cell>
          <table:table-cell table:style-name="ce77"/>
          <table:table-cell table:style-name="ce83" office:value-type="string" calcext:value-type="string">
            <text:p>INTC</text:p>
          </table:table-cell>
          <table:table-cell table:style-name="ce77"/>
          <table:table-cell table:style-name="ce83" office:value-type="string" calcext:value-type="string">
            <text:p>VOD.L</text:p>
          </table:table-cell>
          <table:table-cell table:style-name="ce77"/>
          <table:table-cell table:style-name="ce83" office:value-type="string" calcext:value-type="string">
            <text:p>SAP.DE</text:p>
          </table:table-cell>
          <table:table-cell table:style-name="ce77"/>
          <table:table-cell table:style-name="ce83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 office:value-type="string" calcext:value-type="string">
            <text:p>Field</text:p>
          </table:table-cell>
          <table:table-cell table:style-name="ce77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82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82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82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82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82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2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82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82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82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82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2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82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82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82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82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2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82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82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82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82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82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82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82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82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82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2" table:formula="of:=COM.FINANCIALS.GETINFO.PYTHON.FINANCIALSIMPL.GETHISTORIC([.E$2];[.$C12];[.E$4];[.E$3])" office:value-type="float" office:value="138.61554" calcext:value-type="float">
            <text:p>138.61554</text:p>
          </table:table-cell>
          <table:table-cell/>
          <table:table-cell table:style-name="ce82" table:formula="of:=COM.FINANCIALS.GETINFO.PYTHON.FINANCIALSIMPL.GETHISTORIC([.G$2];[.$C12];[.G$4];[.G$3])" office:value-type="float" office:value="43.715664" calcext:value-type="float">
            <text:p>43.715664</text:p>
          </table:table-cell>
          <table:table-cell/>
          <table:table-cell table:style-name="ce82" table:formula="of:=COM.FINANCIALS.GETINFO.PYTHON.FINANCIALSIMPL.GETHISTORIC([.I$2];[.$C12];[.I$4];[.I$3])" office:value-type="float" office:value="204.572906" calcext:value-type="float">
            <text:p>204.572906</text:p>
          </table:table-cell>
          <table:table-cell/>
          <table:table-cell table:style-name="ce82" table:formula="of:=COM.FINANCIALS.GETINFO.PYTHON.FINANCIALSIMPL.GETHISTORIC([.K$2];[.$C12];[.K$4];[.K$3])" office:value-type="float" office:value="90.877533" calcext:value-type="float">
            <text:p>90.877533</text:p>
          </table:table-cell>
          <table:table-cell/>
          <table:table-cell table:style-name="ce82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79" table:formula="of:=  TEXT([.C14];&quot;ddd&quot;)" office:value-type="string" office:string-value="Mon" calcext:value-type="string">
            <text:p>Mon</text:p>
          </table:table-cell>
          <table:table-cell table:style-name="ce81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5];&quot;ddd&quot;)" office:value-type="string" office:string-value="Mon" calcext:value-type="string">
            <text:p>Mon</text:p>
          </table:table-cell>
          <table:table-cell table:style-name="ce81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6];&quot;ddd&quot;)" office:value-type="string" office:string-value="Tue" calcext:value-type="string">
            <text:p>Tue</text:p>
          </table:table-cell>
          <table:table-cell table:style-name="ce81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7];&quot;ddd&quot;)" office:value-type="string" office:string-value="Fri" calcext:value-type="string">
            <text:p>Fri</text:p>
          </table:table-cell>
          <table:table-cell table:style-name="ce81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8];&quot;ddd&quot;)" office:value-type="string" office:string-value="Tue" calcext:value-type="string">
            <text:p>Tue</text:p>
          </table:table-cell>
          <table:table-cell table:style-name="ce81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9];&quot;ddd&quot;)" office:value-type="string" office:string-value="Wed" calcext:value-type="string">
            <text:p>Wed</text:p>
          </table:table-cell>
          <table:table-cell table:style-name="ce81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0];&quot;ddd&quot;)" office:value-type="string" office:string-value="Fri" calcext:value-type="string">
            <text:p>Fri</text:p>
          </table:table-cell>
          <table:table-cell table:style-name="ce81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1];&quot;ddd&quot;)" office:value-type="string" office:string-value="Mon" calcext:value-type="string">
            <text:p>Mon</text:p>
          </table:table-cell>
          <table:table-cell table:style-name="ce81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2];&quot;ddd&quot;)" office:value-type="string" office:string-value="Thu" calcext:value-type="string">
            <text:p>Thu</text:p>
          </table:table-cell>
          <table:table-cell table:style-name="ce81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3];&quot;ddd&quot;)" office:value-type="string" office:string-value="Tue" calcext:value-type="string">
            <text:p>Tue</text:p>
          </table:table-cell>
          <table:table-cell table:style-name="ce81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4];&quot;ddd&quot;)" office:value-type="string" office:string-value="Tue" calcext:value-type="string">
            <text:p>Tue</text:p>
          </table:table-cell>
          <table:table-cell table:style-name="ce81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5];&quot;ddd&quot;)" office:value-type="string" office:string-value="Thu" calcext:value-type="string">
            <text:p>Thu</text:p>
          </table:table-cell>
          <table:table-cell table:style-name="ce81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6];&quot;ddd&quot;)" office:value-type="string" office:string-value="Tue" calcext:value-type="string">
            <text:p>Tue</text:p>
          </table:table-cell>
          <table:table-cell table:style-name="ce81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7];&quot;ddd&quot;)" office:value-type="string" office:string-value="Wed" calcext:value-type="string">
            <text:p>Wed</text:p>
          </table:table-cell>
          <table:table-cell table:style-name="ce81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8];&quot;ddd&quot;)" office:value-type="string" office:string-value="Wed" calcext:value-type="string">
            <text:p>Wed</text:p>
          </table:table-cell>
          <table:table-cell table:style-name="ce81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9];&quot;ddd&quot;)" office:value-type="string" office:string-value="Mon" calcext:value-type="string">
            <text:p>Mon</text:p>
          </table:table-cell>
          <table:table-cell table:style-name="ce81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0];&quot;ddd&quot;)" office:value-type="string" office:string-value="Tue" calcext:value-type="string">
            <text:p>Tue</text:p>
          </table:table-cell>
          <table:table-cell table:style-name="ce81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1];&quot;ddd&quot;)" office:value-type="string" office:string-value="Thu" calcext:value-type="string">
            <text:p>Thu</text:p>
          </table:table-cell>
          <table:table-cell table:style-name="ce81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2];&quot;ddd&quot;)" office:value-type="string" office:string-value="Mon" calcext:value-type="string">
            <text:p>Mon</text:p>
          </table:table-cell>
          <table:table-cell table:style-name="ce81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3];&quot;ddd&quot;)" office:value-type="string" office:string-value="Tue" calcext:value-type="string">
            <text:p>Tue</text:p>
          </table:table-cell>
          <table:table-cell table:style-name="ce81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4];&quot;ddd&quot;)" office:value-type="string" office:string-value="Fri" calcext:value-type="string">
            <text:p>Fri</text:p>
          </table:table-cell>
          <table:table-cell table:style-name="ce81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5];&quot;ddd&quot;)" office:value-type="string" office:string-value="Mon" calcext:value-type="string">
            <text:p>Mon</text:p>
          </table:table-cell>
          <table:table-cell table:style-name="ce81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6];&quot;ddd&quot;)" office:value-type="string" office:string-value="Wed" calcext:value-type="string">
            <text:p>Wed</text:p>
          </table:table-cell>
          <table:table-cell table:style-name="ce81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7];&quot;ddd&quot;)" office:value-type="string" office:string-value="Fri" calcext:value-type="string">
            <text:p>Fri</text:p>
          </table:table-cell>
          <table:table-cell table:style-name="ce81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3" table:default-cell-style-name="ce72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83567a0280{, supportedInterfaces={com.sun.star.uno.XComponentContext,com.sun.star.container.XNameContainer,com.sun.star.lang.XTypeProvider,com.sun.star.uno.XWeak,com.sun.star.lang.XComponent}}&#10;id(self)=139882312139280&#10;version=2.0.0&#10;file=/home/christian/.config/libreoffice/4/user/uno_packages/cache/uno_packages/lu23885h0jdra.tmp_/Financials-Extension.oxt/financials.py&#10;cwd=/home/christian&#10;home=/home/christian&#10;uname=Linux i9570 5.3.0-46-generic #38-Ubuntu SMP Fri Mar 27 17:37:05 UTC 2020 x86_64 x86_64&#10;pid=4017&#10;sys.executable=/usr/bin/python3&#10;sys.version=3.7.5 (default, Apr 19 2020, 20:18:17)  [GCC 9.2.1 20191008]" calcext:value-type="string">
            <text:p>ctx=pyuno object (com.sun.star.uno.XComponentContext)0x5583567a0280{, supportedInterfaces={com.sun.star.uno.XComponentContext,com.sun.star.container.XNameContainer,com.sun.star.lang.XTypeProvider,com.sun.star.uno.XWeak,com.sun.star.lang.XComponent}}</text:p>
            <text:p>id(self)=139882312139280</text:p>
            <text:p>version=2.0.0</text:p>
            <text:p>file=/home/christian/.config/libreoffice/4/user/uno_packages/cache/uno_packages/lu23885h0jdra.tmp_/Financials-Extension.oxt/financials.py</text:p>
            <text:p>cwd=/home/christian</text:p>
            <text:p>home=/home/christian</text:p>
            <text:p>uname=Linux i9570 5.3.0-46-generic #38-Ubuntu SMP Fri Mar 27 17:37:05 UTC 2020 x86_64 x86_64</text:p>
            <text:p>pid=4017</text:p>
            <text:p>sys.executable=/usr/bin/python3</text:p>
            <text:p>sys.version=3.7.5 (default, Apr 19 2020, 20:18:17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4:52:14.067378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4:52:33.820826792</meta:creation-date>
    <meta:editing-duration>PT21S</meta:editing-duration>
    <meta:editing-cycles>2</meta:editing-cycles>
    <meta:generator>LibreOffice/6.3.5.2$Linux_X86_64 LibreOffice_project/30$Build-2</meta:generator>
    <dc:date>2020-04-26T14:52:34.957211209</dc:date>
    <meta:document-statistic meta:table-count="4" meta:cell-count="629" meta:object-count="0"/>
  </office:meta>
</office:document-meta>
</file>